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style:line-height-at-least="0.1874in" fo:text-align="center" style:justify-single-word="false" fo:padding="0in" fo:border="none"/>
    </style:style>
    <style:style style:name="P4" style:family="paragraph" style:parent-style-name="Table_20_Contents">
      <style:paragraph-properties fo:margin-top="0in" fo:margin-bottom="0.1965in" style:line-height-at-least="0.1874in"/>
      <style:text-properties fo:color="#333333" style:font-name-asian="Verdana" style:font-size-asian="9pt"/>
    </style:style>
    <style:style style:name="P5" style:family="paragraph" style:parent-style-name="Table_20_Contents">
      <style:paragraph-properties fo:margin-top="0in" fo:margin-bottom="0.1965in" style:line-height-at-least="0.1874in"/>
      <style:text-properties fo:color="#333333"/>
    </style:style>
    <style:style style:name="P6" style:family="paragraph" style:parent-style-name="Table_20_Contents">
      <style:paragraph-properties style:line-height-at-least="0.1874in" fo:text-align="center" style:justify-single-word="false" fo:padding="0in" fo:border="none"/>
    </style:style>
    <style:style style:name="P7"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000000" style:text-line-through-style="none" fo:letter-spacing="normal" style:text-underline-style="none" style:text-blinking="false" style:font-name-asian="Verdana" style:font-size-asian="18pt" style:font-style-asian="normal" style:font-weight-asian="bold"/>
    </style:style>
    <style:style style:name="P8"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9"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style>
    <style:style style:name="P10" style:family="paragraph" style:parent-style-name="Text_20_body">
      <style:paragraph-properties fo:margin-left="0.3335in" fo:margin-right="0in" fo:margin-top="0in" fo:margin-bottom="0in" style:line-height-at-least="0.1874in" fo:orphans="2" fo:widows="2" fo:text-indent="-0.3335in" style:auto-text-indent="false"/>
      <style:text-properties fo:font-variant="normal" fo:text-transform="none" fo:color="#333333" fo:letter-spacing="normal"/>
    </style:style>
    <style:style style:name="P11" style:family="paragraph" style:parent-style-name="Text_20_body">
      <style:paragraph-properties fo:margin-left="0in" fo:margin-right="0in" fo:margin-top="0in" fo:margin-bottom="0in" style:line-height-at-least="0.1874in" fo:orphans="2" fo:widows="2" fo:text-indent="0.3283in" style:auto-text-indent="false"/>
      <style:text-properties fo:font-variant="normal" fo:text-transform="none" fo:color="#000000" fo:letter-spacing="normal" style:font-name-asian="Verdana" style:font-size-asian="12pt" style:font-style-asian="normal" style:font-weight-asian="normal"/>
    </style:style>
    <style:style style:name="P12" style:family="paragraph" style:parent-style-name="Text_20_body">
      <style:paragraph-properties fo:margin-left="0in" fo:margin-right="0in" fo:margin-top="0in" fo:margin-bottom="0in" style:line-height-at-least="0.1874in" fo:orphans="2" fo:widows="2" fo:text-indent="0.3283in" style:auto-text-indent="false"/>
      <style:text-properties fo:font-variant="normal" fo:text-transform="none" fo:color="#000000" fo:letter-spacing="normal"/>
    </style:style>
    <style:style style:name="P13"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000000" fo:letter-spacing="normal" style:font-name-asian="Verdana" style:font-size-asian="10.5pt" style:font-style-asian="normal" style:font-weight-asian="normal"/>
    </style:style>
    <style:style style:name="P14" style:family="paragraph" style:parent-style-name="Text_20_body">
      <style:paragraph-properties fo:margin-left="0.25in" fo:margin-right="0in" fo:margin-top="0in" fo:margin-bottom="0in" style:line-height-at-least="0.1874in" fo:orphans="2" fo:widows="2" fo:text-indent="0in" style:auto-text-indent="false"/>
      <style:text-properties fo:font-variant="normal" fo:text-transform="none" fo:color="#333333" fo:letter-spacing="normal"/>
    </style:style>
    <style:style style:name="P15" style:family="paragraph" style:parent-style-name="Text_20_body">
      <style:paragraph-properties fo:margin-left="0in" fo:margin-right="0in" fo:margin-top="0in" fo:margin-bottom="0in" style:line-height-at-least="0.1874in" fo:orphans="2" fo:widows="2" fo:text-indent="0.2189in" style:auto-text-indent="false"/>
      <style:text-properties fo:font-variant="normal" fo:text-transform="none" fo:color="#333333" fo:letter-spacing="normal"/>
    </style:style>
    <style:style style:name="P16" style:family="paragraph" style:parent-style-name="Text_20_body">
      <style:paragraph-properties fo:margin-left="0in" fo:margin-right="0in" fo:margin-top="0in" fo:margin-bottom="0in" style:line-height-at-least="0.1874in" fo:orphans="2" fo:widows="2" fo:text-indent="0.2189in" style:auto-text-indent="false"/>
      <style:text-properties fo:font-variant="normal" fo:text-transform="none" fo:color="#000000" fo:letter-spacing="normal" style:font-name-asian="Verdana" style:font-size-asian="12pt" style:font-style-asian="normal" style:font-weight-asian="normal"/>
    </style:style>
    <style:style style:name="T1" style:family="text">
      <style:text-properties fo:color="#000000" style:font-name-asian="Verdana" style:font-size-asian="12pt" style:language-asian="en" style:country-asian="US" style:font-style-asian="normal" style:font-weight-asian="normal"/>
    </style:style>
    <style:style style:name="T2" style:family="text">
      <style:text-properties fo:color="#000000" style:font-name-asian="Verdana" style:font-size-asian="12pt" style:font-style-asian="normal" style:font-weight-asian="normal"/>
    </style:style>
    <style:style style:name="T3" style:family="text">
      <style:text-properties fo:color="#000000" style:font-name-asian="Verdana" style:font-size-asian="9pt" style:language-asian="en" style:country-asian="US" style:font-style-asian="normal" style:font-weight-asian="normal"/>
    </style:style>
    <style:style style:name="T4" style:family="text">
      <style:text-properties fo:color="#000000" style:font-name="Verdana" fo:font-size="12pt" fo:language="en" fo:country="US" fo:font-style="normal" fo:font-weight="normal"/>
    </style:style>
    <style:style style:name="T5" style:family="text">
      <style:text-properties fo:color="#000000" style:font-name="Verdana" fo:font-size="12pt" fo:font-style="normal" fo:font-weight="normal"/>
    </style:style>
    <style:style style:name="T6" style:family="text">
      <style:text-properties style:font-name="Verdana" fo:font-size="9pt"/>
    </style:style>
    <style:style style:name="T7" style:family="text">
      <style:text-properties style:font-name="Verdana" fo:font-size="12pt" fo:font-style="normal" fo:font-weight="normal"/>
    </style:style>
    <style:style style:name="T8" style:family="text">
      <style:text-properties style:font-name="Verdana" fo:font-size="12pt" fo:language="en" fo:country="US" fo:font-style="normal" fo:font-weight="normal"/>
    </style:style>
    <style:style style:name="T9" style:family="text">
      <style:text-properties style:font-name-asian="Verdana" style:font-size-asian="9pt"/>
    </style:style>
    <style:style style:name="T10" style:family="text">
      <style:text-properties style:font-name-asian="Verdana" style:font-size-asian="12pt" style:font-style-asian="normal" style:font-weight-asian="normal"/>
    </style:style>
    <style:style style:name="T11" style:family="text">
      <style:text-properties fo:color="#ff9900" style:font-name-asian="Verdana" style:font-size-asian="9pt"/>
    </style:style>
    <style:style style:name="T12" style:family="text">
      <style:text-properties fo:language="en" fo:country="US"/>
    </style:style>
    <style:style style:name="T13" style:family="text">
      <style:text-properties fo:font-size="10.5pt"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Toc412348454"/>计算所学位评定委员会的组成和职责</text:p>
      <text:p text:style-name="P10"> </text:p>
      <text:p text:style-name="P10"><text:span text:style-name="T1">一、</text:span><text:span text:style-name="T3">  </text:span><text:span text:style-name="T2">学位评定委员会的组成</text:span><text:span text:style-name="T5">:</text:span></text:p>
      <text:p text:style-name="P12"><text:span text:style-name="T10">计算技术研究所学位评定委员会由</text:span><text:span text:style-name="T8">15</text:span><text:span text:style-name="T10">至</text:span><text:span text:style-name="T8">25</text:span><text:span text:style-name="T10">名委员组成，每届任期一般为四年。委员会设主席一个，副主席三至五人。委员会日常事务性工作由研究生部协助办理。</text:span></text:p>
      <text:p text:style-name="P11">学位评定委员会成员包括计算所的主要负责人、资深的研究员。委员一般应具有研究员或相当专业技术职务。学位评定委员会主席子一般由资深的研究员或主管教育工作的所领导担任。</text:p>
      <text:p text:style-name="P11">学位评定委员会成员由所务会建议所长委任，并报中国科学院研究生院学位办备案。</text:p>
      <text:p text:style-name="P9"><text:span text:style-name="T10">二、所学位评定委员会的宗旨</text:span><text:span text:style-name="T7">:</text:span></text:p>
      <text:p text:style-name="P13">认真贯彻科教兴国、教育为本的方针，坚持实事求是、严肃认真的原则，研究与探讨办好研究生教育，改进教学，提高教学质量的方法和途径。积极培育和壮大研究生导师队伍，不断发现和推荐优秀的青年科技人才，做好研究生的培养和学位评定工作。</text:p>
      <text:p text:style-name="P9"><text:span text:style-name="T10">三、所学位评定委员会职责</text:span><text:span text:style-name="T7">:</text:span></text:p>
      <text:p text:style-name="P14"><text:span text:style-name="T4">1</text:span><text:span text:style-name="T1">、</text:span><text:span text:style-name="T3">      </text:span><text:span text:style-name="T2">负责审查通过毕业研究生名单。</text:span></text:p>
      <text:p text:style-name="P14"><text:span text:style-name="T4">2</text:span><text:span text:style-name="T1">、</text:span><text:span text:style-name="T3">      </text:span><text:span text:style-name="T2">作出拟授予硕士、博士学位的决定，报研究生院学位评定委员会审批。</text:span></text:p>
      <text:p text:style-name="P14"><text:span text:style-name="T4">3</text:span><text:span text:style-name="T1">、</text:span><text:span text:style-name="T3">      </text:span><text:span text:style-name="T2">向研究生院学位评定委员会推荐授予名誉博士学位人员名单。</text:span></text:p>
      <text:p text:style-name="P14"><text:span text:style-name="T4">4</text:span><text:span text:style-name="T1">、</text:span><text:span text:style-name="T3">      </text:span><text:span text:style-name="T2">作出撤销因违反规定已授予学位的提议。</text:span></text:p>
      <text:p text:style-name="P14"><text:span text:style-name="T4">5</text:span><text:span text:style-name="T1">、</text:span><text:span text:style-name="T3">      </text:span><text:span text:style-name="T2">组织申报增列或调整博士、硕士学位授权学科专业点。</text:span></text:p>
      <text:p text:style-name="P14"><text:span text:style-name="T4">6</text:span><text:span text:style-name="T1">、</text:span><text:span text:style-name="T3">      </text:span><text:span text:style-name="T2">审议通过计算所学位授予工作实施细则。</text:span></text:p>
      <text:p text:style-name="P14"><text:span text:style-name="T4">7</text:span><text:span text:style-name="T1">、</text:span><text:span text:style-name="T3">      </text:span><text:span text:style-name="T2">遴选新上岗研究生指导教师。</text:span></text:p>
      <text:p text:style-name="P14"><text:span text:style-name="T4">8</text:span><text:span text:style-name="T1">、</text:span><text:span text:style-name="T3">      </text:span><text:span text:style-name="T2">审定硕士、博士学位研究生培养方案。</text:span></text:p>
      <text:p text:style-name="P14"><text:span text:style-name="T4">9</text:span><text:span text:style-name="T1">、</text:span><text:span text:style-name="T3">      </text:span><text:span text:style-name="T2">确定博士学位基础理论和专业课程的设置。</text:span></text:p>
      <text:p text:style-name="P15"><text:span text:style-name="T4">10</text:span><text:span text:style-name="T1">、</text:span><text:span text:style-name="T3">    </text:span><text:span text:style-name="T2">评定研究生优秀学位论文。</text:span></text:p>
      <text:p text:style-name="P15"><text:span text:style-name="T4">11</text:span><text:span text:style-name="T1">、</text:span><text:span text:style-name="T3">    </text:span><text:span text:style-name="T2">研究和处理其他与学位有关的问题。</text:span></text:p>
      <text:p text:style-name="P8">四、其它</text:p>
      <text:p text:style-name="P16">凡无力承担所学位评定委员会工作的委员应及时进行调整。所学位评定委员会会议须有全体委员的三分之二及以上委员出席，会议的决定以无记名投票方式表决，经我所学位评定委员会全体成员过半数通过，会议决议方为有效。</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2:43</dc:date>
    <dc:creator>ning </dc:creator>
    <meta:editing-duration>PT00H01M18S</meta:editing-duration>
    <meta:editing-cycles>5</meta:editing-cycles>
    <meta:generator>OpenOffice.org/3.2$Linux OpenOffice.org_project/320m12$Build-9483</meta:generator>
    <meta:document-statistic meta:table-count="0" meta:image-count="0" meta:object-count="0" meta:page-count="1" meta:paragraph-count="22" meta:word-count="250" meta:character-count="760"/>
  </office:meta>
</office:document-meta>
</file>